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44in"/>
    </style:style>
    <style:style style:name="co2" style:family="table-column">
      <style:table-column-properties fo:break-before="auto" style:column-width="0.3173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AMS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imulus.stimtyp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timulus.duration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Stimulus.framesPerUp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Stimulus.Lo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H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Po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otW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otH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ensity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elta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eltaX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delt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mLum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incrementContra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randomizeContra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noCor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velocityL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480" calcext:value-type="float">
            <text:p>-480</text:p>
          </table:table-cell>
        </table:table-row>
        <table:table-row table:style-name="ro2">
          <table:table-cell office:value-type="string" calcext:value-type="string">
            <text:p>Stimulus.velocityR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-480" calcext:value-type="float">
            <text:p>-480</text:p>
          </table:table-cell>
        </table:table-row>
        <table:table-row table:style-name="ro2">
          <table:table-cell office:value-type="string" calcext:value-type="string">
            <text:p>Stimulus.lambd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imulus.lambda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Stimulus.twoEye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eyeDi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Stimulus.wnC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wnC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numDe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timulus.velSTD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velSTD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timulus.wnUpRat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wnUpR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velUpRat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velUpR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stimUpRat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stimUpRa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lu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timulus.lum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Stimulus.contrast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timulus.contrast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6T14:03:07.183000000</meta:creation-date>
    <meta:generator>LibreOffice/4.1.4.2$Windows_x86 LibreOffice_project/0a0440ccc0227ad9829de5f46be37cfb6edcf72</meta:generator>
    <meta:document-statistic meta:table-count="1" meta:cell-count="152" meta:object-count="0"/>
  </office:meta>
</office:document-meta>
</file>